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9cm" fo:min-width="2.172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72cm" svg:height="1.269cm" svg:x="8.556cm" svg:y="1.635cm">
          <text:p text:style-name="P1"><text:span text:style-name="T1">Commun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54cm" svg:height="1.27cm" svg:x="8.62cm" svg:y="4.175cm">
          <text:p text:style-name="P1"><text:span text:style-name="T1">Log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54cm" svg:height="1.27cm" svg:x="4.175cm" svg:y="4.176cm">
          <text:p text:style-name="P1"><text:span text:style-name="T1">Newslet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54cm" svg:height="1.27cm" svg:x="13.065cm" svg:y="4.176cm">
          <text:p text:style-name="P1"><text:span text:style-name="T1">Réseaux sociaux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892cm" svg:y1="2.904cm" svg:x2="5.445cm" svg:y2="4.176cm" draw:start-shape="id1" draw:start-glue-point="2" draw:end-shape="id2" svg:d="M9892 2904v636h-4447v636" svg:viewBox="0 0 4448 1273">
          <text:p/>
        </draw:connector>
        <draw:connector draw:style-name="gr3" draw:text-style-name="P1" draw:layer="layout" svg:x1="9.89cm" svg:y1="4.175cm" svg:x2="9.892cm" svg:y2="2.904cm" draw:start-shape="id3" draw:start-glue-point="0" draw:end-shape="id1" draw:end-glue-point="2" svg:d="M9890 4175v-636h2v-635" svg:viewBox="0 0 3 1272">
          <text:p/>
        </draw:connector>
        <draw:connector draw:style-name="gr3" draw:text-style-name="P1" draw:layer="layout" svg:x1="14.335cm" svg:y1="4.176cm" svg:x2="9.892cm" svg:y2="2.904cm" draw:start-shape="id4" draw:start-glue-point="0" draw:end-shape="id1" svg:d="M14335 4176v-636h-4443v-636" svg:viewBox="0 0 4444 12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7:23:38.731666575</meta:creation-date>
    <dc:date>2015-05-24T17:25:42.250386057</dc:date>
    <meta:editing-duration>PT2M3S</meta:editing-duration>
    <meta:editing-cycles>1</meta:editing-cycles>
    <meta:document-statistic meta:object-count="7"/>
    <meta:generator>LibreOffice/4.3.7.2$Linux_X86_64 LibreOffice_project/430m0$Build-2</meta:generator>
  </office:meta>
</office:document-meta>
</file>